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7cd" officeooo:paragraph-rsid="0003c7c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c7cd" officeooo:paragraph-rsid="0003c7c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c7cd" officeooo:paragraph-rsid="0003c7c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c7cd" officeooo:paragraph-rsid="000486b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paragraph-rsid="0003c7c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04452d" officeooo:paragraph-rsid="0004452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04452d" officeooo:paragraph-rsid="0004476b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04476b" officeooo:paragraph-rsid="0004476b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486b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5238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712e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b2ac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c0b4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d02d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dbd2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0e791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452d" officeooo:paragraph-rsid="00136e1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86b2" officeooo:paragraph-rsid="000486b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486b2" officeooo:paragraph-rsid="000b2ac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0712e6" officeooo:paragraph-rsid="0008887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bold" officeooo:rsid="00167f14" officeooo:paragraph-rsid="000712e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b2ac2" officeooo:paragraph-rsid="000b2ac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b2ac2" officeooo:paragraph-rsid="000c0b4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b2ac2" officeooo:paragraph-rsid="000d02d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b2ac2" officeooo:paragraph-rsid="000dbd2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b2ac2" officeooo:paragraph-rsid="00136e1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c0b4e" officeooo:paragraph-rsid="000c0b4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e7917" officeooo:paragraph-rsid="000e791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11e7e8" officeooo:paragraph-rsid="0011e7e8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03c7cd" officeooo:paragraph-rsid="0003c7cd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03c7cd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18f206"/>
    </style:style>
    <style:style style:name="P33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fo:letter-spacing="normal" officeooo:rsid="00047fb5" officeooo:paragraph-rsid="00047fb5"/>
    </style:style>
    <style:style style:name="P34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fo:letter-spacing="normal" fo:font-weight="bold" officeooo:rsid="0003c7cd" officeooo:paragraph-rsid="000486b2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weight="normal" officeooo:rsid="000486b2" officeooo:paragraph-rsid="000486b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e7917" officeooo:paragraph-rsid="000e7917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52380" officeooo:paragraph-rsid="000712e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b2ac2" officeooo:paragraph-rsid="000b2ac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c0b4e" officeooo:paragraph-rsid="000c0b4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d02d5" officeooo:paragraph-rsid="000d02d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dbd21" officeooo:paragraph-rsid="000dbd2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36e18" officeooo:paragraph-rsid="00136e1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variant="normal" fo:text-transform="none" fo:color="#222222" fo:letter-spacing="normal" fo:font-style="normal" fo:font-weight="normal" officeooo:rsid="0018f206" officeooo:paragraph-rsid="0018f206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4452d" officeooo:paragraph-rsid="0018f20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variant="normal" fo:text-transform="none" fo:color="#222222" fo:letter-spacing="normal" fo:font-style="normal" fo:font-weight="normal" officeooo:rsid="001ba481" officeooo:paragraph-rsid="001ba48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bold" officeooo:rsid="00136e18" officeooo:paragraph-rsid="00136e18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paragraph-rsid="0018f206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normal" officeooo:rsid="001ba481" officeooo:paragraph-rsid="001ba481" style:font-size-asian="18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8f206" officeooo:paragraph-rsid="0018f206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8f206" officeooo:paragraph-rsid="001ba481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ba481" officeooo:paragraph-rsid="001ba481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font-weight="bold" officeooo:rsid="0003c7cd" officeooo:paragraph-rsid="000486b2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bold" officeooo:rsid="0003c7cd" officeooo:paragraph-rsid="0018f206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19fe33" officeooo:paragraph-rsid="0019fe33" style:font-weight-asian="bold" style:font-weight-complex="bold"/>
    </style:style>
    <style:style style:name="P55" style:family="paragraph" style:parent-style-name="Standard">
      <style:text-properties officeooo:rsid="0003c7cd" officeooo:paragraph-rsid="0018f206"/>
    </style:style>
    <style:style style:name="P56" style:family="paragraph" style:parent-style-name="Standard">
      <style:paragraph-properties fo:text-align="center" style:justify-single-word="false"/>
      <style:text-properties fo:font-size="18pt" fo:font-weight="bold" officeooo:rsid="0018f206" officeooo:paragraph-rsid="0018f206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7cd" style:font-weight-asian="bold" style:font-weight-complex="bol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letter-spacing="normal" officeooo:rsid="000486b2"/>
    </style:style>
    <style:style style:name="T5" style:family="text">
      <style:text-properties fo:font-variant="normal" fo:text-transform="none" fo:color="#222222" fo:letter-spacing="normal" fo:font-weight="bold" officeooo:rsid="0018f206" style:font-weight-asian="bold" style:font-weight-complex="bold"/>
    </style:style>
    <style:style style:name="T6" style:family="text">
      <style:text-properties officeooo:rsid="0004476b"/>
    </style:style>
    <style:style style:name="T7" style:family="text">
      <style:text-properties officeooo:rsid="000486b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486b2" style:font-weight-asian="normal" style:font-weight-complex="normal"/>
    </style:style>
    <style:style style:name="T10" style:family="text">
      <style:text-properties fo:font-weight="normal" officeooo:rsid="000b2ac2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486b2" style:font-style-asian="normal" style:font-style-complex="normal"/>
    </style:style>
    <style:style style:name="T13" style:family="text">
      <style:text-properties fo:font-style="normal" officeooo:rsid="00052380" style:font-style-asian="normal" style:font-style-complex="normal"/>
    </style:style>
    <style:style style:name="T14" style:family="text">
      <style:text-properties fo:font-style="normal" officeooo:rsid="000c0b4e" style:font-style-asian="normal" style:font-style-complex="normal"/>
    </style:style>
    <style:style style:name="T15" style:family="text">
      <style:text-properties fo:font-style="normal" officeooo:rsid="000d02d5" style:font-style-asian="normal" style:font-style-complex="normal"/>
    </style:style>
    <style:style style:name="T16" style:family="text">
      <style:text-properties fo:font-style="normal" officeooo:rsid="000dbd21" style:font-style-asian="normal" style:font-style-complex="normal"/>
    </style:style>
    <style:style style:name="T17" style:family="text">
      <style:text-properties fo:font-style="normal" officeooo:rsid="00136e18" style:font-style-asian="normal" style:font-style-complex="normal"/>
    </style:style>
    <style:style style:name="T18" style:family="text">
      <style:text-properties fo:font-style="normal" fo:font-weight="normal" officeooo:rsid="000486b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5238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8887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96f7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e7917" style:font-style-asian="normal" style:font-weight-asian="normal" style:font-style-complex="normal" style:font-weight-complex="normal"/>
    </style:style>
    <style:style style:name="T23" style:family="text">
      <style:text-properties officeooo:rsid="000712e6"/>
    </style:style>
    <style:style style:name="T24" style:family="text">
      <style:text-properties officeooo:rsid="0010325e"/>
    </style:style>
    <style:style style:name="T25" style:family="text">
      <style:text-properties officeooo:rsid="0011d925"/>
    </style:style>
    <style:style style:name="T26" style:family="text">
      <style:text-properties officeooo:rsid="0018f206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5"><text:span text:style-name="T26">Levantamentos </text:span>-</text:p>
      <text:p text:style-name="P55"/>
      <text:p text:style-name="P56">CCK08</text:p>
      <text:p text:style-name="P53"/>
      <text:p text:style-name="P54"><text:a xlink:type="simple" xlink:href="https://sites.google.com/site/themoocguide/3-cck08---the-distributed-course">https://sites.google.com/site/themoocguide/3-cck08---the-distributed-course</text:a></text:p>
      <text:p text:style-name="P54"/>
      <text:list xml:id="list2256922213521612497" text:style-name="L2">
        <text:list-header>
          <text:p text:style-name="P32"><text:span text:style-name="T3">• <text:s/></text:span><text:span text:style-name="T5">Introdução</text:span></text:p>
        </text:list-header>
      </text:list>
      <text:p text:style-name="P47"/>
      <text:p text:style-name="P44">► “Features/Características”</text:p>
      <text:p text:style-name="P43"/>
      <text:p text:style-name="P43"/>
      <text:p text:style-name="P43"/>
      <text:p text:style-name="P49">MobiMOOC</text:p>
      <text:p text:style-name="P49"/>
      <text:p text:style-name="P54"><text:a xlink:type="simple" xlink:href="http://mobimooc.wikispaces.com/a+MobiMOOC+hello%21">http://mobimooc.wikispaces.com/a+MobiMOOC+hello%21</text:a></text:p>
      <text:p text:style-name="P54"/>
      <text:p text:style-name="P53"/>
      <text:list xml:id="list173323186020733" text:continue-numbering="true" text:style-name="L2">
        <text:list-header>
          <text:p text:style-name="P32"><text:span text:style-name="T3">• <text:s/></text:span><text:span text:style-name="T5">Introdução</text:span></text:p>
        </text:list-header>
      </text:list>
      <text:p text:style-name="P47"/>
      <text:p text:style-name="P44">► “Features/Características”</text:p>
      <text:p text:style-name="P43"/>
      <text:p text:style-name="P45">http://lak12.mooc.ca/</text:p>
      <text:p text:style-name="P43"/>
      <text:p text:style-name="P43"/>
      <text:p text:style-name="P49">EduMOOC</text:p>
      <text:p text:style-name="P49"/>
      <text:p text:style-name="P48"><text:a xlink:type="simple" xlink:href="https://edumooc.wikispaces.com/"><text:span text:style-name="T28">https://edumooc.wikispaces.com/</text:span></text:a></text:p>
      <text:p text:style-name="P50"/>
      <text:p text:style-name="P53"/>
      <text:p text:style-name="P53"/>
      <text:list xml:id="list173323074207215" text:continue-numbering="true" text:style-name="L2">
        <text:list-header>
          <text:p text:style-name="P32"><text:span text:style-name="T3">• <text:s/></text:span><text:span text:style-name="T5">Introdução</text:span></text:p>
        </text:list-header>
      </text:list>
      <text:p text:style-name="P47"/>
      <text:p text:style-name="P44">► “Features/Características”</text:p>
      <text:p text:style-name="P43"/>
      <text:p text:style-name="P43"/>
      <text:p text:style-name="P43"/>
      <text:p text:style-name="P43"/>
      <text:p text:style-name="P49">Change11</text:p>
      <text:p text:style-name="P49"/>
      <text:p text:style-name="P51"><text:a xlink:type="simple" xlink:href="http://change.mooc.ca/"><text:span text:style-name="T27">http://change.mooc.ca/</text:span></text:a></text:p>
      <text:p text:style-name="P53"/>
      <text:p text:style-name="P53"/>
      <text:list xml:id="list173322540189593" text:continue-numbering="true" text:style-name="L2">
        <text:list-header>
          <text:p text:style-name="P32"><text:span text:style-name="T3">• <text:s/></text:span><text:span text:style-name="T5">Introdução</text:span></text:p>
        </text:list-header>
      </text:list>
      <text:p text:style-name="P47"/>
      <text:p text:style-name="P44">► “Features/Características”</text:p>
      <text:p text:style-name="P43"/>
      <text:p text:style-name="P43"/>
      <text:p text:style-name="P43"><text:soft-page-break/></text:p>
      <text:p text:style-name="P43"/>
      <text:p text:style-name="P49">LAK12</text:p>
      <text:p text:style-name="P49"/>
      <text:p text:style-name="P51"><text:a xlink:type="simple" xlink:href="http://lak12.mooc.ca/"><text:span text:style-name="T27">http://lak12.mooc.ca/</text:span></text:a></text:p>
      <text:p text:style-name="P51"/>
      <text:p text:style-name="P53"/>
      <text:p text:style-name="P53"/>
      <text:list xml:id="list173323214767423" text:continue-numbering="true" text:style-name="L2">
        <text:list-header>
          <text:p text:style-name="P32"><text:span text:style-name="T3">• <text:s/></text:span><text:span text:style-name="T5">Introdução</text:span></text:p>
        </text:list-header>
      </text:list>
      <text:p text:style-name="P47"/>
      <text:p text:style-name="P44">► “Features/Características”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3:13:06.085222494</meta:creation-date>
    <dc:date>2017-10-03T17:33:22.387016357</dc:date>
    <meta:editing-duration>PT1H25M48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39" meta:character-count="478" meta:non-whitespace-character-count="462"/>
  </office:meta>
</office:document-meta>
</file>